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2.25cm" fo:min-width="4.7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4cm" draw:fill="none" draw:textarea-vertical-align="middle"/>
    </style:style>
    <style:style style:name="gr3" style:family="graphic" style:parent-style-name="standard">
      <style:graphic-properties draw:textarea-vertical-align="middle" draw:auto-grow-height="false" fo:min-height="3.25cm" fo:min-width="6.5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2cm" fo:min-width="5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3.214cm"/>
      <style:paragraph-properties style:writing-mode="lr-tb"/>
    </style:style>
    <style:style style:name="gr6" style:family="graphic" style:parent-style-name="objectwithoutfill">
      <style:graphic-properties draw:stroke="dash" draw:stroke-dash="Dot_20__28_Rounded_29_" svg:stroke-linecap="round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4.098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cm" svg:height="2.5cm" svg:x="0.399cm" svg:y="1.25cm">
          <text:p text:style-name="P1"><text:span text:style-name="T1">INPUT:</text:span><text:span text:style-name="T2"> CSV of AirBnB lis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5cm" svg:height="2.5cm" svg:x="34.399cm" svg:y="1.25cm">
          <text:p text:style-name="P1"><text:span text:style-name="T1">OUTPUT:</text:span><text:span text:style-name="T2"> Report email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xml:id="id1" draw:id="id1" draw:layer="layout" svg:width="5.25cm" svg:height="2.5cm" svg:x="0.399cm" svg:y="1.25cm">
          <text:p text:style-name="P1"><text:span text:style-name="T1">INPUT:</text:span><text:span text:style-name="T2"> CSV of AirBnB lis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5cm" svg:height="2.5cm" svg:x="34.399cm" svg:y="1.25cm">
          <text:p text:style-name="P1"><text:span text:style-name="T1">OUTPUT:</text:span><text:span text:style-name="T2"> Report 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25cm" svg:height="2.5cm" svg:x="6.719cm" svg:y="1.25cm">
          <text:p text:style-name="P1"><text:span text:style-name="T1">DATA:</text:span><text:span text:style-name="T2"> DataFrame of listing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649cm" svg:y1="2.5cm" svg:x2="6.719cm" svg:y2="2.5cm" draw:start-shape="id1" draw:end-shape="id2" draw:end-glue-point="3" svg:d="M5649 2500h1070" svg:viewBox="0 0 1071 1">
          <text:p/>
        </draw:connector>
      </draw:page>
      <draw:page draw:name="page3" draw:style-name="dp1" draw:master-page-name="Default">
        <draw:custom-shape draw:style-name="gr1" draw:text-style-name="P1" xml:id="id3" draw:id="id3" draw:layer="layout" svg:width="5.25cm" svg:height="2.5cm" svg:x="0.399cm" svg:y="1.25cm">
          <text:p text:style-name="P1"><text:span text:style-name="T1">INPUT:</text:span><text:span text:style-name="T2"> CSV of AirBnB lis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25cm" svg:height="2.5cm" svg:x="34.399cm" svg:y="1.25cm">
          <text:p text:style-name="P1"><text:span text:style-name="T1">OUTPUT:</text:span><text:span text:style-name="T2"> Report 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25cm" svg:height="2.5cm" svg:x="28.179cm" svg:y="1.25cm">
          <text:p text:style-name="P1"><text:span text:style-name="T1">ACTION:</text:span><text:span text:style-name="T2"> Compose and send emai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7cm" svg:height="3.5cm" svg:x="20.109cm" svg:y="0.75cm">
          <text:p text:style-name="P1"><text:span text:style-name="T1">DATA:</text:span><text:span text:style-name="T2"> Bar chart images showing average prices and ratings across reg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5cm" svg:height="2.5cm" svg:x="6.719cm" svg:y="1.25cm">
          <text:p text:style-name="P1"><text:span text:style-name="T1">DATA:</text:span><text:span text:style-name="T2"> DataFrame of listing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649cm" svg:y1="2.5cm" svg:x2="6.719cm" svg:y2="2.5cm" draw:start-shape="id3" draw:end-shape="id4" draw:end-glue-point="3" svg:d="M5649 2500h1070" svg:viewBox="0 0 1071 1">
          <text:p/>
        </draw:connector>
        <draw:connector draw:style-name="gr2" draw:text-style-name="P2" draw:layer="layout" draw:type="line" svg:x1="27.109cm" svg:y1="2.5cm" svg:x2="28.179cm" svg:y2="2.5cm" draw:start-shape="id5" draw:end-shape="id6" svg:d="M27109 2500h1070" svg:viewBox="0 0 1071 1">
          <text:p/>
        </draw:connector>
        <draw:connector draw:style-name="gr2" draw:text-style-name="P2" draw:layer="layout" draw:type="line" svg:x1="33.429cm" svg:y1="2.5cm" svg:x2="34.399cm" svg:y2="2.5cm" draw:start-shape="id6" draw:end-shape="id7" svg:d="M33429 2500h970" svg:viewBox="0 0 971 1">
          <text:p/>
        </draw:connector>
      </draw:page>
      <draw:page draw:name="page4" draw:style-name="dp1" draw:master-page-name="Default">
        <draw:custom-shape draw:style-name="gr1" draw:text-style-name="P1" xml:id="id8" draw:id="id8" draw:layer="layout" svg:width="5.25cm" svg:height="2.5cm" svg:x="0.399cm" svg:y="1.25cm">
          <text:p text:style-name="P1"><text:span text:style-name="T1">INPUT:</text:span><text:span text:style-name="T2"> CSV of AirBnB lis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.25cm" svg:height="2.5cm" svg:x="34.399cm" svg:y="1.25cm">
          <text:p text:style-name="P1"><text:span text:style-name="T1">OUTPUT:</text:span><text:span text:style-name="T2"> Report 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.25cm" svg:height="2.5cm" svg:x="28.179cm" svg:y="1.25cm">
          <text:p text:style-name="P1"><text:span text:style-name="T1">ACTION:</text:span><text:span text:style-name="T2"> Compose and send emai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7cm" svg:height="3.5cm" svg:x="20.109cm" svg:y="0.75cm">
          <text:p text:style-name="P1"><text:span text:style-name="T1">DATA:</text:span><text:span text:style-name="T2"> Bar chart images showing average prices and ratings across reg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25cm" svg:height="2.5cm" svg:x="6.719cm" svg:y="1.25cm">
          <text:p text:style-name="P1"><text:span text:style-name="T1">DATA:</text:span><text:span text:style-name="T2"> DataFrame of lis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6cm" svg:height="2.25cm" svg:x="13.039cm" svg:y="1.375cm">
          <text:p text:style-name="P1"><text:span text:style-name="T1">DATA:</text:span><text:span text:style-name="T2"> DataFrame of averages for each regio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649cm" svg:y1="2.5cm" svg:x2="6.719cm" svg:y2="2.5cm" draw:start-shape="id8" draw:end-shape="id9" draw:end-glue-point="3" svg:d="M5649 2500h1070" svg:viewBox="0 0 1071 1">
          <text:p/>
        </draw:connector>
        <draw:connector draw:style-name="gr2" draw:text-style-name="P2" draw:layer="layout" draw:type="line" svg:x1="11.969cm" svg:y1="2.5cm" svg:x2="13.039cm" svg:y2="2.5cm" draw:start-shape="id9" draw:end-shape="id10" svg:d="M11969 2500h1070" svg:viewBox="0 0 1071 1">
          <text:p/>
        </draw:connector>
        <draw:connector draw:style-name="gr2" draw:text-style-name="P2" draw:layer="layout" draw:type="line" svg:x1="19.039cm" svg:y1="2.5cm" svg:x2="20.109cm" svg:y2="2.5cm" draw:start-shape="id10" draw:start-glue-point="1" draw:end-shape="id11" svg:d="M19039 2500h1070" svg:viewBox="0 0 1071 1">
          <text:p/>
        </draw:connector>
        <draw:connector draw:style-name="gr2" draw:text-style-name="P2" draw:layer="layout" draw:type="line" svg:x1="27.109cm" svg:y1="2.5cm" svg:x2="28.179cm" svg:y2="2.5cm" draw:start-shape="id11" draw:end-shape="id12" svg:d="M27109 2500h1070" svg:viewBox="0 0 1071 1">
          <text:p/>
        </draw:connector>
        <draw:connector draw:style-name="gr2" draw:text-style-name="P2" draw:layer="layout" draw:type="line" svg:x1="33.429cm" svg:y1="2.5cm" svg:x2="34.399cm" svg:y2="2.5cm" draw:start-shape="id12" draw:end-shape="id13" svg:d="M33429 2500h970" svg:viewBox="0 0 971 1">
          <text:p/>
        </draw:connector>
      </draw:page>
      <draw:page draw:name="page5" draw:style-name="dp1" draw:master-page-name="Default">
        <draw:custom-shape draw:style-name="gr1" draw:text-style-name="P3" xml:id="id14" draw:id="id14" draw:layer="layout" svg:width="5.25cm" svg:height="2.5cm" svg:x="0.399cm" svg:y="1.25cm">
          <text:p text:style-name="P3"><text:span text:style-name="T3">INPUT:</text:span><text:span text:style-name="T4"> CSV of AirBnB lis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9" draw:id="id19" draw:layer="layout" svg:width="5.25cm" svg:height="2.5cm" svg:x="34.399cm" svg:y="1.25cm">
          <text:p text:style-name="P3"><text:span text:style-name="T3">OUTPUT:</text:span><text:span text:style-name="T4"> Report 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8" draw:id="id18" draw:layer="layout" svg:width="5.25cm" svg:height="2.5cm" svg:x="28.179cm" svg:y="1.25cm">
          <text:p text:style-name="P3"><text:span text:style-name="T3">ACTION:</text:span><text:span text:style-name="T4"> Compose and send emai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7cm" svg:height="3.5cm" svg:x="20.109cm" svg:y="0.75cm">
          <text:p text:style-name="P3"><text:span text:style-name="T3">DATA:</text:span><text:span text:style-name="T4"> Bar chart images showing average prices and ratings across reg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5" draw:id="id15" draw:layer="layout" svg:width="5.25cm" svg:height="2.5cm" svg:x="6.719cm" svg:y="1.25cm">
          <text:p text:style-name="P3"><text:span text:style-name="T3">DATA:</text:span><text:span text:style-name="T4"> DataFrame of lis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6" draw:id="id16" draw:layer="layout" svg:width="6cm" svg:height="2.25cm" svg:x="13.039cm" svg:y="1.375cm">
          <text:p text:style-name="P3"><text:span text:style-name="T3">DATA:</text:span><text:span text:style-name="T4"> DataFrame of averages for each regio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649cm" svg:y1="2.5cm" svg:x2="6.719cm" svg:y2="2.5cm" draw:start-shape="id14" draw:end-shape="id15" draw:end-glue-point="3" svg:d="M5649 2500h1070" svg:viewBox="0 0 1071 1">
          <text:p/>
        </draw:connector>
        <draw:connector draw:style-name="gr2" draw:text-style-name="P2" draw:layer="layout" draw:type="line" svg:x1="11.969cm" svg:y1="2.5cm" svg:x2="13.039cm" svg:y2="2.5cm" draw:start-shape="id15" draw:end-shape="id16" svg:d="M11969 2500h1070" svg:viewBox="0 0 1071 1">
          <text:p/>
        </draw:connector>
        <draw:connector draw:style-name="gr2" draw:text-style-name="P2" draw:layer="layout" draw:type="line" svg:x1="19.039cm" svg:y1="2.5cm" svg:x2="20.109cm" svg:y2="2.5cm" draw:start-shape="id16" draw:start-glue-point="1" draw:end-shape="id17" svg:d="M19039 2500h1070" svg:viewBox="0 0 1071 1">
          <text:p/>
        </draw:connector>
        <draw:connector draw:style-name="gr2" draw:text-style-name="P2" draw:layer="layout" draw:type="line" svg:x1="27.109cm" svg:y1="2.5cm" svg:x2="28.179cm" svg:y2="2.5cm" draw:start-shape="id17" draw:end-shape="id18" svg:d="M27109 2500h1070" svg:viewBox="0 0 1071 1">
          <text:p/>
        </draw:connector>
        <draw:connector draw:style-name="gr2" draw:text-style-name="P2" draw:layer="layout" draw:type="line" svg:x1="33.429cm" svg:y1="2.5cm" svg:x2="34.399cm" svg:y2="2.5cm" draw:start-shape="id18" draw:end-shape="id19" svg:d="M33429 2500h970" svg:viewBox="0 0 971 1">
          <text:p/>
        </draw:connector>
        <draw:custom-shape draw:style-name="gr5" draw:text-style-name="P4" xml:id="id20" draw:id="id20" draw:layer="layout" svg:width="5.25cm" svg:height="1.5cm" svg:x="9.75cm" svg:y="4.65cm">
          <text:p text:style-name="P4">Panda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2.375cm" svg:y1="4.65cm" svg:x2="9.344cm" svg:y2="3.75cm" draw:start-shape="id20" draw:start-glue-point="4" draw:end-shape="id15" draw:end-glue-point="2" svg:d="M12375 4650l-3031-900" svg:viewBox="0 0 3032 901">
          <text:p/>
        </draw:connector>
        <draw:connector draw:style-name="gr6" draw:text-style-name="P2" draw:layer="layout" draw:type="line" svg:x1="12.375cm" svg:y1="4.65cm" svg:x2="16.039cm" svg:y2="3.625cm" draw:start-shape="id20" draw:start-glue-point="4" draw:end-shape="id16" draw:end-glue-point="2" svg:d="M12375 4650l3664-1025" svg:viewBox="0 0 3665 1026">
          <text:p/>
        </draw:connector>
        <draw:custom-shape draw:style-name="gr5" draw:text-style-name="P4" xml:id="id21" draw:id="id21" draw:layer="layout" svg:width="5.25cm" svg:height="1.5cm" svg:x="20.5cm" svg:y="5.05cm">
          <text:p text:style-name="P4">Plotl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23.125cm" svg:y1="5.05cm" svg:x2="23.609cm" svg:y2="4.25cm" draw:start-shape="id21" draw:end-shape="id17" svg:d="M23125 5050l484-800" svg:viewBox="0 0 485 801">
          <text:p/>
        </draw:connector>
        <draw:custom-shape draw:style-name="gr7" draw:text-style-name="P4" xml:id="id22" draw:id="id22" draw:layer="layout" svg:width="6.5cm" svg:height="1.5cm" svg:x="28.25cm" svg:y="4.75cm">
          <text:p text:style-name="P4">Gmail library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31.5cm" svg:y1="4.75cm" svg:x2="30.804cm" svg:y2="3.75cm" draw:start-shape="id22" draw:end-shape="id18" draw:end-glue-point="2" svg:d="M31500 4750l-696-1000" svg:viewBox="0 0 697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cm" svg:stroke-color="#000000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1T17:15:07.726098214</meta:creation-date>
    <dc:date>2024-01-21T17:14:52.042357187</dc:date>
    <meta:editing-duration>PT6M19S</meta:editing-duration>
    <meta:editing-cycles>7</meta:editing-cycles>
    <meta:generator>LibreOffice/7.3.7.2$Linux_X86_64 LibreOffice_project/30$Build-2</meta:generator>
    <meta:document-statistic meta:object-count="43"/>
  </office:meta>
</office:document-meta>
</file>